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28A07D0CE03391EA53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" svg:font-family="aakar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Regular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Black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Spotted_20_Gray" draw:gradient-step-count="0" draw:fill-image-width="0cm" draw:fill-image-height="0cm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Spotted_20_Gray" draw:gradient-step-count="0" draw:fill-image-width="0cm" draw:fill-image-height="0cm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ark-gray-crawls-title">
      <style:graphic-properties draw:auto-grow-height="true" fo:min-height="2.001cm"/>
      <style:paragraph-properties style:writing-mode="lr-tb"/>
    </style:style>
    <style:style style:name="pr2" style:family="presentation" style:parent-style-name="dark-gray-crawls-subtitle">
      <style:graphic-properties draw:fill-color="#ffffff" draw:auto-grow-height="true" fo:min-height="12.183cm"/>
      <style:paragraph-properties style:writing-mode="lr-tb"/>
    </style:style>
    <style:style style:name="pr3" style:family="presentation" style:parent-style-name="dark-gray-crawl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ark-gray-crawls-title">
      <style:graphic-properties draw:auto-grow-height="true" fo:min-height="2.001cm" text:animation="none" text:animation-repeat="0" text:animation-delay="P0D" text:animation-steps="0.254cm"/>
      <style:paragraph-properties style:writing-mode="lr-tb"/>
    </style:style>
    <style:style style:name="pr5" style:family="presentation" style:parent-style-name="dark-gray-crawls-outline1">
      <style:graphic-properties fo:min-height="12.183cm"/>
      <style:paragraph-properties style:writing-mode="lr-tb"/>
    </style:style>
    <style:style style:name="pr6" style:family="presentation" style:parent-style-name="dark-gray-crawls-outline1">
      <style:graphic-properties draw:auto-grow-height="true" fo:min-height="12.183cm"/>
      <style:paragraph-properties style:writing-mode="lr-tb"/>
    </style:style>
    <style:style style:name="pr7" style:family="presentation" style:parent-style-name="dark-gray-crawls-title">
      <style:graphic-properties fo:min-height="2.001cm"/>
      <style:paragraph-properties style:writing-mode="lr-tb"/>
    </style:style>
    <style:style style:name="pr8" style:family="presentation" style:parent-style-name="dark-gray-crawls-notes">
      <style:graphic-properties draw:fill-color="#ffffff" fo:min-height="13.364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style:font-name="aakar" fo:font-size="14pt" fo:font-weight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aakar" fo:font-size="14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ark-gray-crawls" presentation:presentation-page-layout-name="AL1T0">
        <office:forms form:automatic-focus="false" form:apply-design-mode="false"/>
        <draw:frame presentation:style-name="pr1" draw:layer="layout" svg:width="26.991cm" svg:height="2.001cm" svg:x="0.499cm" svg:y="4.501cm" presentation:class="title" presentation:user-transformed="true">
          <draw:text-box>
            <text:p><text:span text:style-name="T1">Facial Expression Transfer Via Morph Key Prediction</text:span></text:p>
          </draw:text-box>
        </draw:frame>
        <draw:frame presentation:style-name="pr2" draw:text-style-name="P2" draw:layer="layout" svg:width="25.191cm" svg:height="12.183cm" svg:x="1.399cm" svg:y="3.501cm" presentation:class="subtitle">
          <draw:text-box>
            <text:p text:style-name="P1"><text:span text:style-name="T2">Work by Rohit Kumar</text:span></text:p>
            <text:p text:style-name="P1"><text:span text:style-name="T2">Supervised by Dr. Nils Hasler, </text:span></text:p>
            <text:p text:style-name="P1"><text:span text:style-name="T2">The Captury, German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ark-gray-crawls" presentation:presentation-page-layout-name="AL2T1">
        <office:forms form:automatic-focus="false" form:apply-design-mode="false"/>
        <draw:frame presentation:style-name="pr4" draw:layer="layout" svg:width="26.991cm" svg:height="2.001cm" svg:x="0.499cm" svg:y="0.5cm" presentation:class="title" presentation:user-transformed="true">
          <draw:text-box>
            <text:p>Overview </text:p>
          </draw:text-box>
        </draw:frame>
        <draw:frame presentation:style-name="pr5" draw:text-style-name="P4" draw:layer="layout" svg:width="25.191cm" svg:height="12.183cm" svg:x="1.399cm" svg:y="3.501cm" presentation:class="outline" presentation:user-transformed="true">
          <draw:text-box>
            <text:list text:style-name="L2">
              <text:list-item>
                <text:p text:style-name="P4"><text:span text:style-name="T3">Understanding the Problem</text:span></text:p>
              </text:list-item>
              <text:list-item>
                <text:p text:style-name="P4"><text:span text:style-name="T3">Understanding the data</text:span></text:p>
              </text:list-item>
              <text:list-item>
                <text:p text:style-name="P4"><text:span text:style-name="T3">Classical Solution</text:span></text:p>
              </text:list-item>
              <text:list-item>
                <text:p text:style-name="P4"><text:span text:style-name="T3">Classical Results</text:span></text:p>
              </text:list-item>
              <text:list-item>
                <text:p text:style-name="P4"><text:span text:style-name="T3">Analysis</text:span></text:p>
              </text:list-item>
              <text:list-item>
                <text:p text:style-name="P4"><text:span text:style-name="T3">Deep learning Model</text:span></text:p>
              </text:list-item>
              <text:list-item>
                <text:p text:style-name="P4"><text:span text:style-name="T3">Referenc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ark-gray-crawls" presentation:presentation-page-layout-name="AL2T1">
        <office:forms form:automatic-focus="false" form:apply-design-mode="false"/>
        <draw:frame presentation:style-name="pr1" draw:layer="layout" svg:width="26.991cm" svg:height="2.001cm" svg:x="0.499cm" svg:y="0.5cm" presentation:class="title" presentation:user-transformed="true">
          <draw:text-box>
            <text:p>Understanding the Problem </text:p>
          </draw:text-box>
        </draw:frame>
        <draw:frame presentation:style-name="pr6" draw:text-style-name="P4" draw:layer="layout" svg:width="25.191cm" svg:height="12.183cm" svg:x="1.399cm" svg:y="3.501cm" presentation:class="outline" presentation:user-transformed="true">
          <draw:text-box>
            <text:list text:style-name="L2">
              <text:list-item>
                <text:p text:style-name="P4">Analysis of facial expressions from images is one of the complex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ark-gray-crawls" presentation:presentation-page-layout-name="AL2T1">
        <office:forms form:automatic-focus="false" form:apply-design-mode="false"/>
        <draw:frame presentation:style-name="pr7" draw:layer="layout" svg:width="26.991cm" svg:height="2.001cm" svg:x="0.499cm" svg:y="0.5cm" presentation:class="title">
          <draw:text-box>
            <text:p>References </text:p>
          </draw:text-box>
        </draw:frame>
        <draw:frame presentation:style-name="pr5" draw:layer="layout" svg:width="25.191cm" svg:height="12.183cm" svg:x="1.399cm" svg:y="3.50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" svg:font-family="aakar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Regular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Black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2" svg:font-family="Tahoma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Neon_20_Light" draw:display-name="Neon Light" draw:style="ellipsoid" draw:cx="50%" draw:cy="50%" draw:start-color="#127622" draw:end-color="#ffffff" draw:start-intensity="100%" draw:end-intensity="100%" draw:angle="0" draw:border="15%"/>
    <draw:gradient draw:name="Shapes" draw:style="rectangular" draw:cx="50%" draw:cy="50%" draw:start-color="#cccccc" draw:end-color="#ffffff" draw:start-intensity="100%" draw:end-intensity="100%" draw:angle="0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fill-image draw:name="background" xlink:href="Pictures/10000201000003200000028A07D0CE03391EA53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PE" style:font-name-asian="Arial Unicode MS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ark-gray-crawls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dark-gray-crawl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ark-gray-crawl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ark-gray-crawls-outline1" style:family="presentation">
      <style:graphic-properties draw:stroke="none" draw:fill="solid" draw:fill-color="#ffffff" draw:opacity="25%" draw:shadow-opacity="25%">
        <text:list-style style:name="dark-gray-crawl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6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pt" style:font-style-asian="normal" style:font-weight-asian="normal" style:font-name-complex="Tahoma2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dark-gray-crawls-outline2" style:family="presentation" style:parent-style-name="dark-gray-crawls-outline1">
      <style:paragraph-properties fo:margin-left="0cm" fo:margin-right="0cm" fo:margin-top="0cm" fo:margin-bottom="0.4cm" fo:text-indent="0cm"/>
      <style:text-properties style:font-name="Tahoma1" fo:font-family="Tahoma" style:font-family-generic="swiss" style:font-pitch="variable" fo:font-size="24pt" style:font-size-asian="24pt" style:font-size-complex="24pt"/>
    </style:style>
    <style:style style:name="dark-gray-crawls-outline3" style:family="presentation" style:parent-style-name="dark-gray-crawls-outline2">
      <style:paragraph-properties fo:margin-left="0cm" fo:margin-right="0cm" fo:margin-top="0cm" fo:margin-bottom="0.3cm" fo:text-indent="0cm"/>
      <style:text-properties style:font-name="Tahoma1" fo:font-family="Tahoma" style:font-family-generic="swiss" style:font-pitch="variable" fo:font-size="24pt" style:font-size-asian="24pt" style:font-size-complex="24pt"/>
    </style:style>
    <style:style style:name="dark-gray-crawls-outline4" style:family="presentation" style:parent-style-name="dark-gray-crawls-outline3">
      <style:paragraph-properties fo:margin-left="0cm" fo:margin-right="0cm" fo:margin-top="0cm" fo:margin-bottom="0.2cm" fo:text-indent="0cm"/>
      <style:text-properties style:font-name="Tahoma1" fo:font-family="Tahoma" style:font-family-generic="swiss" style:font-pitch="variable" fo:font-size="20pt" style:font-size-asian="20pt" style:font-size-complex="20pt"/>
    </style:style>
    <style:style style:name="dark-gray-crawls-outline5" style:family="presentation" style:parent-style-name="dark-gray-crawls-outline4">
      <style:paragraph-properties fo:margin-left="0cm" fo:margin-right="0cm" fo:margin-top="0cm" fo:margin-bottom="0.1cm" fo:text-indent="0cm"/>
      <style:text-properties style:font-name="Tahoma1" fo:font-family="Tahoma" style:font-family-generic="swiss" style:font-pitch="variable" fo:font-size="20pt" style:font-size-asian="20pt" style:font-size-complex="20pt"/>
    </style:style>
    <style:style style:name="dark-gray-crawls-outline6" style:family="presentation" style:parent-style-name="dark-gray-crawls-outline5">
      <style:paragraph-properties fo:margin-left="0cm" fo:margin-right="0cm" fo:margin-top="0cm" fo:margin-bottom="0.1cm" fo:text-indent="0cm"/>
      <style:text-properties style:font-name="Tahoma1" fo:font-family="Tahoma" style:font-family-generic="swiss" style:font-pitch="variable" fo:font-size="20pt" style:font-size-asian="20pt" style:font-size-complex="20pt"/>
    </style:style>
    <style:style style:name="dark-gray-crawls-outline7" style:family="presentation" style:parent-style-name="dark-gray-crawls-outline6">
      <style:paragraph-properties fo:margin-left="0cm" fo:margin-right="0cm" fo:margin-top="0cm" fo:margin-bottom="0.1cm" fo:text-indent="0cm"/>
      <style:text-properties style:font-name="Tahoma1" fo:font-family="Tahoma" style:font-family-generic="swiss" style:font-pitch="variable" fo:font-size="20pt" style:font-size-asian="20pt" style:font-size-complex="20pt"/>
    </style:style>
    <style:style style:name="dark-gray-crawls-outline8" style:family="presentation" style:parent-style-name="dark-gray-crawls-outline7">
      <style:paragraph-properties fo:margin-left="0cm" fo:margin-right="0cm" fo:margin-top="0cm" fo:margin-bottom="0.1cm" fo:text-indent="0cm"/>
      <style:text-properties style:font-name="Tahoma1" fo:font-family="Tahoma" style:font-family-generic="swiss" style:font-pitch="variable" fo:font-size="20pt" style:font-size-asian="20pt" style:font-size-complex="20pt"/>
    </style:style>
    <style:style style:name="dark-gray-crawls-outline9" style:family="presentation" style:parent-style-name="dark-gray-crawls-outline8">
      <style:paragraph-properties fo:margin-left="0cm" fo:margin-right="0cm" fo:margin-top="0cm" fo:margin-bottom="0.1cm" fo:text-indent="0cm"/>
      <style:text-properties style:font-name="Tahoma1" fo:font-family="Tahoma" style:font-family-generic="swiss" style:font-pitch="variable" fo:font-size="20pt" style:font-size-asian="20pt" style:font-size-complex="20pt"/>
    </style:style>
    <style:style style:name="dark-gray-crawls-subtitle" style:family="presentation">
      <style:graphic-properties draw:stroke="none" draw:fill="none" draw:textarea-vertical-align="middle">
        <text:list-style style:name="dark-gray-crawl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ark-gray-crawls-title" style:family="presentation">
      <style:graphic-properties draw:stroke="none" draw:fill="solid" draw:fill-color="#4c4c4c" draw:opacity="50%" draw:textarea-vertical-align="middle" draw:shadow-opacity="50%">
        <text:list-style style:name="dark-gray-crawl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28pt" fo:font-style="normal" fo:text-shadow="none" style:text-underline-style="none" fo:font-weight="900" style:letter-kerning="true" style:font-name-asian="Arial Unicode MS" style:font-family-asian="'Arial Unicode MS'" style:font-family-generic-asian="system" style:font-pitch-asian="variable" style:font-size-asian="28pt" style:font-style-asian="normal" style:font-weight-asian="bold" style:font-name-complex="Tahoma2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ark-gray-crawls-backgroundobjects">
      <style:graphic-properties draw:stroke="none" draw:fill-color="#333333" draw:opacity="50%" draw:textarea-horizontal-align="justify" draw:textarea-vertical-align="middle" draw:auto-grow-height="false" fo:min-height="1.807cm" fo:min-width="26.797cm" draw:shadow-opacity="50%"/>
    </style:style>
    <style:style style:name="Mpr2" style:family="presentation" style:parent-style-name="dark-gray-crawls-title">
      <style:graphic-properties draw:auto-grow-height="false" fo:min-height="3.507cm"/>
      <style:paragraph-properties style:writing-mode="lr-tb"/>
    </style:style>
    <style:style style:name="Mpr3" style:family="presentation" style:parent-style-name="dark-gray-crawl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ark-gray-crawl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ark-gray-crawl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333333" draw:opacity="50%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ark-gray-crawls" style:page-layout-name="PM1" draw:style-name="Mdp1">
      <office:forms form:automatic-focus="false" form:apply-design-mode="false"/>
      <draw:custom-shape presentation:style-name="Mpr1" draw:text-style-name="MP5" draw:layer="backgroundobjects" svg:width="26.991cm" svg:height="2.001cm" svg:x="0.499cm" svg:y="0.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Mpr2" draw:layer="backgroundobjects" svg:width="26.991cm" svg:height="2.001cm" svg:x="0.499cm" svg:y="0.5cm" presentation:class="title">
        <draw:text-box>
          <text:p>Pulse para editar el formato del texto de título</text:p>
        </draw:text-box>
      </draw:frame>
      <draw:frame presentation:style-name="dark-gray-crawls-outline1" draw:layer="backgroundobjects" svg:width="25.191cm" svg:height="12.183cm" svg:x="1.399cm" svg:y="3.501cm" presentation:class="outline" presentation:placeholder="true">
        <draw:text-box/>
      </draw:frame>
      <draw:frame presentation:style-name="Mpr3" draw:text-style-name="MP7" draw:layer="backgroundobjects" svg:width="8.872cm" svg:height="1.448cm" svg:x="9.572cm" svg:y="19.13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ark-gray-crawls-title" draw:layer="backgroundobjects" svg:width="14.848cm" svg:height="11.136cm" svg:x="3.075cm" svg:y="2.257cm" presentation:class="page"/>
        <draw:frame presentation:style-name="dark-gray-crawl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4:07:35.466034483</meta:creation-date>
    <meta:editing-duration>PT34S</meta:editing-duration>
    <meta:editing-cycles>2</meta:editing-cycles>
    <meta:generator>LibreOffice/6.4.7.2$Linux_X86_64 LibreOffice_project/40$Build-2</meta:generator>
    <dc:description>A theme with title align to right and dark gray background</dc:description>
    <meta:keyword>Dark gray</meta:keyword>
    <dc:subject>crawls</dc:subject>
    <dc:title>DarkGray Crawls</dc:title>
    <dc:date>2021-04-17T14:20:24.901354854</dc:date>
    <meta:document-statistic meta:object-count="37"/>
    <meta:user-defined meta:name="License">CC-BY-SA (http://creativecommons.org/licenses/by-sa/3.0/)</meta:user-defined>
  </office:meta>
</office:document-meta>
</file>